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BIDPZ+URWPalladioL-Roma" svg:font-family="SBIDPZ+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text-properties style:font-name="Liberation Serif" fo:language="en" fo:country="US"/>
    </style:style>
    <style:style style:name="P3" style:family="paragraph" style:parent-style-name="Standard">
      <style:paragraph-properties fo:line-height="100%"/>
      <style:text-properties style:font-name="Liberation Serif" fo:language="sk" fo:country="SK" fo:font-weight="bold" style:font-weight-asian="bold" style:font-weight-complex="bold"/>
    </style:style>
    <style:style style:name="P4" style:family="paragraph" style:parent-style-name="Standard">
      <style:paragraph-properties fo:line-height="100%"/>
      <style:text-properties style:font-name="Liberation Serif" fo:language="sk" fo:country="SK"/>
    </style:style>
    <style:style style:name="P5" style:family="paragraph" style:parent-style-name="Standard">
      <style:paragraph-properties fo:line-height="100%"/>
      <style:text-properties style:font-name="Liberation Serif" fo:language="sk" fo:country="SK" fo:font-weight="normal" style:font-weight-asian="normal" style:font-weight-complex="normal"/>
    </style:style>
    <style:style style:name="P6" style:family="paragraph" style:parent-style-name="Standard">
      <style:paragraph-properties fo:line-height="100%"/>
      <style:text-properties style:font-name="Times New Roman" fo:language="sk" fo:country="SK"/>
    </style:style>
    <style:style style:name="P7" style:family="paragraph" style:parent-style-name="Standard">
      <style:paragraph-properties fo:line-height="100%"/>
      <style:text-properties style:font-name="Times New Roman" fo:language="sk" fo:country="SK" fo:font-weight="bold" style:font-weight-asian="bold" style:font-weight-complex="bold"/>
    </style:style>
    <style:style style:name="P8" style:family="paragraph" style:parent-style-name="Standard">
      <style:paragraph-properties fo:line-height="100%"/>
      <style:text-properties style:font-name="Times New Roman" fo:language="sk" fo:country="SK" fo:font-weight="normal" style:font-weight-asian="normal" style:font-weight-complex="normal"/>
    </style:style>
    <style:style style:name="P9" style:family="paragraph" style:parent-style-name="Standard">
      <style:paragraph-properties fo:line-height="100%"/>
      <style:text-properties style:font-name="Times New Roman" fo:font-weight="bold" style:font-weight-asian="bold" style:font-weight-complex="bold"/>
    </style:style>
    <style:style style:name="P10" style:family="paragraph" style:parent-style-name="Standard">
      <style:paragraph-properties fo:line-height="100%"/>
      <style:text-properties style:font-name="Times New Roman"/>
    </style:style>
    <style:style style:name="P11" style:family="paragraph" style:parent-style-name="Standard">
      <style:paragraph-properties fo:line-height="100%"/>
      <style:text-properties style:font-name="Times New Roman" fo:language="sk" fo:country="SK"/>
    </style:style>
    <style:style style:name="P12" style:family="paragraph" style:parent-style-name="Standard">
      <style:paragraph-properties fo:line-height="100%"/>
    </style:style>
    <style:style style:name="P13"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4" style:family="paragraph" style:parent-style-name="Heading_20_1">
      <style:paragraph-properties fo:line-height="100%"/>
    </style:style>
    <style:style style:name="P15" style:family="paragraph" style:parent-style-name="Heading_20_1">
      <style:paragraph-properties fo:line-height="100%" fo:break-before="page"/>
      <style:text-properties style:font-name="Liberation Serif" fo:language="sk" fo:country="SK"/>
    </style:style>
    <style:style style:name="P16" style:family="paragraph" style:parent-style-name="Text_20_body">
      <style:paragraph-properties fo:line-height="100%"/>
      <style:text-properties style:font-name="Liberation Serif" fo:language="sk" fo:country="SK"/>
    </style:style>
    <style:style style:name="P17" style:family="paragraph" style:parent-style-name="Text_20_body">
      <style:paragraph-properties fo:line-height="100%"/>
    </style:style>
    <style:style style:name="T1" style:family="text">
      <style:text-properties style:text-underline-style="none"/>
    </style:style>
    <style:style style:name="T2" style:family="text">
      <style:text-properties fo:language="en" fo:country="US"/>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background-color="transparen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Úvod</text:p>
      <text:p text:style-name="P10"/>
      <text:p text:style-name="P10">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10"/>
      <text:p text:style-name="P10">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10"/>
      <text:p text:style-name="P10">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10"/>
      <text:p text:style-name="P10">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10"/>
      <text:p text:style-name="P10">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10"/>
      <text:p text:style-name="P9">\section{Štruktúra práce}</text:p>
      <text:p text:style-name="P10"/>
      <text:p text:style-name="P10">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10"/>
      <text:p text:style-name="P10">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10"/>
      <text:p text:style-name="P10">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10"/>
      <text:p text:style-name="P10">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Modelovacie nastroje</text:p>
      <text:p text:style-name="P4"/>
      <text:p text:style-name="P9">\section{Business Process Modeling Notation}</text:p>
      <text:p text:style-name="P9">\label{sec:bpmn}</text:p>
      <text:p text:style-name="P9"/>
      <text:p text:style-name="P10">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0"/>
      <text:p text:style-name="P10">BPMN definuje Business Process Diagram (BPD), ktorý graficky znázorňuje postupnosti firemných procesov. Objekty zachytené v grafe reprezentujú aktivity a orientované hrany naznačujú poradie ich vykonania. </text:p>
      <text:p text:style-name="P10"/>
      <text:p text:style-name="P9">\subsection{Rozdelenie objektov v BPMN}</text:p>
      <text:p text:style-name="P10">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10">Základné kategórie elementov sú:</text:p>
      <text:p text:style-name="P10">\begin{itemize}</text:p>
      <text:p text:style-name="P10"><text:s/>\item Tokové objekty (Flow Objects) </text:p>
      <text:p text:style-name="P10"><text:s/>\item Spojovacie objekty (Connecting Objects)</text:p>
      <text:p text:style-name="P10"><text:s/>\item Plavecké dráhy (Swimlanes)</text:p>
      <text:p text:style-name="P10"><text:s/>\item Artefakty (Artifacts)</text:p>
      <text:p text:style-name="P10">\end{itemize}</text:p>
      <text:p text:style-name="P10"/>
      <text:p text:style-name="P9">\subsection{Tokové objekty}</text:p>
      <text:p text:style-name="P10">Tokové objekty sú základné objekty BPD, udávajú správanie firemného procesu. Definované sú tri Flow Objects: \\</text:p>
      <text:p text:style-name="P10"/>
      <text:p text:style-name="P9">\subsection*{Udalosť}</text:p>
      <text:p text:style-name="P10">Udalosť<text:span text:style-name="T7">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10"/>
      <text:p text:style-name="P10">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10"/>
      <text:p text:style-name="P10">\begin{figure}[ht]</text:p>
      <text:p text:style-name="P10"><text:s/>\centering</text:p>
      <text:p text:style-name="P10"><text:soft-page-break/><text:s/>\includegraphics{pic/eventtypes.png}</text:p>
      <text:p text:style-name="P10"><text:s/>\caption{Zoznam podtypov udalostí.}</text:p>
      <text:p text:style-name="P10"><text:s/>\label{fig:evtyp}</text:p>
      <text:p text:style-name="P10">\end{figure}</text:p>
      <text:p text:style-name="P10"/>
      <text:p text:style-name="P9">\subsection*{Aktivita}</text:p>
      <text:p text:style-name="P10">Aktivita <text:span text:style-name="T7">(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10"/>
      <text:p text:style-name="P9">\subsection*{Brána}</text:p>
      <text:p text:style-name="P10">Bránou <text:span text:style-name="T7">(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10"/>
      <text:p text:style-name="P9">\subsection{Spojovacie objekty}</text:p>
      <text:p text:style-name="P10">Tokové objekty sa spájajú a vytvárajú základnú kostru firemného procesu. Spojovacie objekty <text:span text:style-name="T7">(Connecting Objects)</text:span> zabezpečujú toto prepojenie a taktiež umožňujú pripájanie artefaktov.</text:p>
      <text:p text:style-name="P10"/>
      <text:p text:style-name="P9">\subsection*{Sekvenčný tok}</text:p>
      <text:p text:style-name="P10">Sekvenčný tok <text:span text:style-name="T7">(Sequence Flow)</text:span> reprezentuje neprerušovaná čiara s vyplnenou šípkou. Vyznačuje poradie, v akom sú aktivity v procese vykonávané.</text:p>
      <text:p text:style-name="P10"/>
      <text:p text:style-name="P9">\subsection*{Tok správ}</text:p>
      <text:p text:style-name="P10">Tok správ<text:span text:style-name="T7">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10"/>
      <text:p text:style-name="P9">\subsection*{Asociácia}</text:p>
      <text:p text:style-name="P10">Na znázornenie asociácie <text:span text:style-name="T7">(Association) </text:span>sa používa prerušovaná čiara. Pomocou nej priraďujeme k tokovým objektom textové popisy alebo iné objekty, ktoré nepatria do skupiny tokových objektov. Pridaním šípky k prerušovanej čiare môžeme určiť smer priradenia.</text:p>
      <text:p text:style-name="P10"/>
      <text:p text:style-name="P9">\subsection{Plavecké dráhy}</text:p>
      <text:p text:style-name="P10">Plavecké dráhy <text:span text:style-name="T7">(Swimlanes)</text:span> sa používajú ako prostriedok na organizáciu aktivít. Opticky sa pomocou nich oddeľujú zodpovednosti roly alebo usporiadanie činnosti v procese.</text:p>
      <text:p text:style-name="P10"/>
      <text:p text:style-name="P9">\subsection*{Pool}</text:p>
      <text:p text:style-name="P12"><text:span text:style-name="T3">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span></text:p>
      <text:p text:style-name="P10"><text:soft-page-break/></text:p>
      <text:p text:style-name="P10">\begin{figure}[ht]</text:p>
      <text:p text:style-name="P10"><text:s/>\centering</text:p>
      <text:p text:style-name="P10"><text:s/>\includegraphics[width=\linewidth]{pic/poolex.png}</text:p>
      <text:p text:style-name="P10"><text:s/>\caption{Príklad využitia poolu.}</text:p>
      <text:p text:style-name="P10"><text:s/>\label{fig:polex}</text:p>
      <text:p text:style-name="P10">\end{figure}</text:p>
      <text:p text:style-name="P10"/>
      <text:p text:style-name="P9">\subsection*{Dráha}</text:p>
      <text:p text:style-name="P10">Dráha<text:span text:style-name="T6"> </text:span><text:span text:style-name="T7">(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0"/>
      <text:p text:style-name="P10">\begin{figure}[ht]</text:p>
      <text:p text:style-name="P10"><text:s/>\centering</text:p>
      <text:p text:style-name="P10"><text:s/>\includegraphics[width=\linewidth]{pic/laneex.png}</text:p>
      <text:p text:style-name="P10"><text:s/>\caption{Príklad využitia dráhy.}</text:p>
      <text:p text:style-name="P10"><text:s/>\label{fig:lanex}</text:p>
      <text:p text:style-name="P10">\end{figure}</text:p>
      <text:p text:style-name="P10"/>
      <text:p text:style-name="P9">\subsection{Artefakty}</text:p>
      <text:p text:style-name="P10">Artefakty <text:span text:style-name="T7">(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10"/>
      <text:p text:style-name="P9">\subsection*{Dátový objekt}</text:p>
      <text:p text:style-name="P10">Dátový objekt<text:span text:style-name="T7">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10"/>
      <text:p text:style-name="P9">\subsection*{ Skupina}</text:p>
      <text:p text:style-name="P10">Skupina<text:span text:style-name="T7"> (Group)</text:span> je znázorňovaná prerušovaným obdĺžnikom a používa sa na dokumentačné a analytické účely. Nijako neovplyvňuje tok procesu.</text:p>
      <text:p text:style-name="P10"/>
      <text:p text:style-name="P9">\subsection*{Poznámka}</text:p>
      <text:p text:style-name="P10">Anotácia <text:span text:style-name="T7">(Annotation)</text:span> slúži na zachytenie dodatočnej textovej informácie pre čitateľa diagramu. K objektu je pripojená pomocou asociácie. </text:p>
      <text:p text:style-name="P10"/>
      <text:p text:style-name="P9">\subsection{Využitie BPMN}</text:p>
      <text:p text:style-name="P10">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10">\begin{description}</text:p>
      <text:p text:style-name="P10"><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10"><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10">\end{description}</text:p>
      <text:p text:style-name="P10"/>
      <text:p text:style-name="P10">\begin{figure}[hb]</text:p>
      <text:p text:style-name="P10"><text:s/>\centering</text:p>
      <text:p text:style-name="P10"><text:s/>\includegraphics[width=\linewidth]{pic/subproc.png}</text:p>
      <text:p text:style-name="P10"><text:s/>\caption{Interný proces vysokej úrovne.}</text:p>
      <text:p text:style-name="P10"><text:s/>\label{fig:subproc}</text:p>
      <text:p text:style-name="P10">\end{figure}</text:p>
      <text:p text:style-name="P10"/>
      <text:p text:style-name="P9">\section{Unified Modeling Language}</text:p>
      <text:p text:style-name="P10">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10"/>
      <text:p text:style-name="P9">\subsection{Diagram prípadov použitia}</text:p>
      <text:p text:style-name="P12"><text:span text:style-name="T3">Diagram prípadov </text:span><text:span text:style-name="T4">použitia</text:span><text:span text:style-name="T3"> (Use Case Diagram) slúži na zachytenie základných funkčných požiadaviek, ktoré má systém spĺňať. Diagram sa skladá z troch základných častí:</text:span></text:p>
      <text:p text:style-name="P10">\begin{description}</text:p>
      <text:p text:style-name="P10"><text:s/>\item[Hranice systému] Vymedzujú modelovanú oblasť.</text:p>
      <text:p text:style-name="P10"><text:s/>\item[Aktér] Predstavuje entitu (rola, systém, čas) mimo systému, ktorá so systémom spolupracuje. </text:p>
      <text:p text:style-name="P10"><text:s/>\item[Prípad použitia] Zachytáva ucelenú funkčnú jednotku systému.</text:p>
      <text:p text:style-name="P10">\end{description}</text:p>
      <text:p text:style-name="P10"/>
      <text:p text:style-name="P10">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10"/>
      <text:p text:style-name="P10">\begin{figure}[hb]</text:p>
      <text:p text:style-name="P10"><text:s/>\centering</text:p>
      <text:p text:style-name="P10"><text:s/>\includegraphics{pic/usecaseex.png}</text:p>
      <text:p text:style-name="P10"><text:s/>\caption{Príklad na diagram prípadu použitia.}</text:p>
      <text:p text:style-name="P10"><text:s/>\label{fig:UCex}</text:p>
      <text:p text:style-name="P10">\end{figure}</text:p>
      <text:p text:style-name="P10"/>
      <text:p text:style-name="P9">\subsection{Diagram tried}</text:p>
      <text:p text:style-name="P10">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0"/>
      <text:p text:style-name="P10">\begin{figure}[hb]</text:p>
      <text:p text:style-name="P10"><text:s/>\centering</text:p>
      <text:p text:style-name="P10"><text:s/>\includegraphics{pic/classex.png}</text:p>
      <text:p text:style-name="P10"><text:s/>\caption{Príklad na diagram tried.}</text:p>
      <text:p text:style-name="P10"><text:s/>\label{fig:classex}</text:p>
      <text:p text:style-name="P10"><text:soft-page-break/>\end{figure}</text:p>
      <text:p text:style-name="P10"><text:tab/></text:p>
      <text:p text:style-name="P7">%\subsection{Sekvenčný diagram}</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Modelovacie techniky</text:p>
      <text:p text:style-name="P10"/>
      <text:p text:style-name="P10">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10"/>
      <text:p text:style-name="P10">Pri využití objektovo orientovanej analýzy sa v najväčšej miere používajú dva modely: vodopád a iteratívny / inkrementálny vývoj. Črty týchto modelov nájdeme vo všetkých moderných modelovacích metodikách. </text:p>
      <text:p text:style-name="P10"/>
      <text:p text:style-name="P9">\section{Vodopád}</text:p>
      <text:p text:style-name="P10"><text:soft-page-break/>\label{sec:vod}</text:p>
      <text:p text:style-name="P10">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10"/>
      <text:p text:style-name="P10">\begin{itemize}</text:p>
      <text:p text:style-name="P10">\item Definovanie problému</text:p>
      <text:p text:style-name="P10">\item Analýzu a špecifikáciu požiadaviek</text:p>
      <text:p text:style-name="P10">\item Návrh</text:p>
      <text:p text:style-name="P10">\item Implementovanie </text:p>
      <text:p text:style-name="P10">\item Testovanie a integrovanie</text:p>
      <text:p text:style-name="P10">\item Údržbu </text:p>
      <text:p text:style-name="P10">\end{itemize}</text:p>
      <text:p text:style-name="P10"/>
      <text:p text:style-name="P10">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10"/>
      <text:p text:style-name="P10">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10"/>
      <text:p text:style-name="P10">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10"/>
      <text:p text:style-name="P10">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10"/>
      <text:p text:style-name="P9">\section{Iteratívny / inkrementálny vývoj}</text:p>
      <text:p text:style-name="P10">\label{sec:InIt}</text:p>
      <text:p text:style-name="P12"><text:span text:style-name="T3">Iteratívny / inkrementálny vývoj sa snaží o zníženie rizika zlyhania projektu. Celý projekt je </text:span><text:span text:style-name="T3">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10">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10"/>
      <text:p text:style-name="P10">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10"/>
      <text:p text:style-name="P12"><text:span text:style-name="T3">Pri iteratívnom vývoji sa postupuje cestou zdokonaľovania, rozširovania a opravovania už existujúceho systému. Nemalá časť kódu je ďalšími iteráciami pripisovaná, prípadne v</text:span><text:span text:style-name="T5">ymazaná</text:span><text:span text:style-name="T3"> a nahradená. Preferuje sa prepísanie zlého kódu namiesto jeho obchádzania. Tento postup sa v prevažnej väčšine prípadov spája s inkrementálnym vývojom a veľmi dobre spolu fungujú.</text:span></text:p>
      <text:p text:style-name="P10"/>
      <text:p text:style-name="P9">\section{Agilné metódy vývoja}</text:p>
      <text:p text:style-name="P10">\label{sec:agil}</text:p>
      <text:p text:style-name="P10"/>
      <text:p text:style-name="P10">Súčasný svet sa veľmi rýchlo mení. Pri vývoji softvéru sa preto kladie veľký doraz na rýchlosť a flexibilitu. Aplikácie sa počas vývoja musia prispôsobovať meniacim sa podmienkam a byť čo najskôr k dispozícii zákazníkovi.</text:p>
      <text:p text:style-name="P10"/>
      <text:p text:style-name="P10">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10"/>
      <text:p text:style-name="P10">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10"/>
      <text:p text:style-name="P10">\begin{figure}[ht]</text:p>
      <text:p text:style-name="P10"><text:s/>\centering</text:p>
      <text:p text:style-name="P10"><text:s/>\includegraphics[width=400px]{pic/agilvsklasik.png}</text:p>
      <text:p text:style-name="P10"><text:s/>\caption{Porovnanie klasického a agilného prístupu.}</text:p>
      <text:p text:style-name="P10"><text:s/>\label{fig:agilvsklas}</text:p>
      <text:p text:style-name="P10">\end{figure}</text:p>
      <text:p text:style-name="P10"/>
      <text:p text:style-name="P9">\subsection{Manifest agilného programovania}</text:p>
      <text:p text:style-name="P10">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10">\begin{itemize}</text:p>
      <text:p text:style-name="P10"><text:s/>\item Osoby a interakcia majú prednosť pred procesmi a nástrojmi</text:p>
      <text:p text:style-name="P10"><text:s/>\item Fungujúci softvér má prednosť pred obsiahlou dokumentáciou</text:p>
      <text:p text:style-name="P10"><text:s/>\item Spolupráca so zákazníkom je uprednostnená pred vyjednávaním o zmluvách</text:p>
      <text:p text:style-name="P10"><text:s/>\item Reagovanie na zmenu má prednosť pred nasledovaním plánu\\</text:p>
      <text:p text:style-name="P10">\end{itemize}</text:p>
      <text:p text:style-name="P10">\textbf{Osoby a interakcia majú prednosť pred procesmi a nástrojmi}</text:p>
      <text:p text:style-name="P10"/>
      <text:p text:style-name="P10">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produkovanie kódu. <text:soft-page-break/>Programovanie často prebieha v skupinkách, ktorých členovia sa striedajú pri kódovaní daného úseku programu. </text:p>
      <text:p text:style-name="P10"/>
      <text:p text:style-name="P10">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10">\textbf{Fungujúci softvér má prednosť pred obsiahlou dokumentáciou}</text:p>
      <text:p text:style-name="P10"/>
      <text:p text:style-name="P10">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10"/>
      <text:p text:style-name="P12"><text:span text:style-name="T3">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5">samotný</text:span><text:span text:style-name="T3">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10"><text:s/></text:p>
      <text:p text:style-name="P10">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10">\textbf{Spolupráca so zákazníkom je uprednostnená pred vyjednávaním o zmluvách}</text:p>
      <text:p text:style-name="P10"/>
      <text:p text:style-name="P10">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10"/>
      <text:p text:style-name="P12"><text:span text:style-name="T3">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3">musia byť preto podporené novým druhom kontraktu, ktorý nie je založený na fixnej cene dodávky. </text:span></text:p>
      <text:p text:style-name="P10"/>
      <text:p text:style-name="P10">Vniká tu potreba pre nový obchodný vzťah, ktorý je založený na úzkej spolupráci zákazníka s dodávateľom. Zákazník má veľkú moc v ovplyvňovaní celého vývoja a nesie aj veľkú časť zodpovednosti za úspech projektu.\\\\</text:p>
      <text:p text:style-name="P10">\textbf{Reagovanie na zmenu má prednosť pred nasledovaním plánu}</text:p>
      <text:p text:style-name="P10"/>
      <text:p text:style-name="P10">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10"/>
      <text:p text:style-name="P10">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10"/>
      <text:p text:style-name="P9">\section{Business Driven Development}</text:p>
      <text:p text:style-name="P10">\label{sec:bdd}</text:p>
      <text:p text:style-name="P10"/>
      <text:p text:style-name="P10">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10"/>
      <text:p text:style-name="P10">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10"/>
      <text:p text:style-name="P10">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10"/>
      <text:p text:style-name="P10">Ako hlavný prvok premostenia firemných potrieb a IT je vhodné využiť modely firemných procesov (Business proces models BPMs). Je preto dôležité, aby IT odborníci boli schopní tieto diagramy čítať a pochopiť.</text:p>
      <text:p text:style-name="P10"/>
      <text:p text:style-name="P10">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10"/>
      <text:p text:style-name="P9">\subsection{BDD model činností}</text:p>
      <text:p text:style-name="P10">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10"/>
      <text:p text:style-name="P10">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10"/>
      <text:p text:style-name="P10">Nasledujúci obrázok \ref{fig:BDDmod} znázorňuje vysokoúrovňový náhľad na typickú postupnosť činností v BDD metodike.</text:p>
      <text:p text:style-name="P10"/>
      <text:p text:style-name="P10">\begin{figure}[ht]</text:p>
      <text:p text:style-name="P10"><text:s/>\centering</text:p>
      <text:p text:style-name="P10"><text:soft-page-break/><text:s/>\includegraphics[width=300px]{pic/BDDmodel.png}</text:p>
      <text:p text:style-name="P10"><text:s/>% BDDmodel.png: 1214x622 pixel, 72dpi, 42.83x21.94 cm, bb=0 0 1214 622</text:p>
      <text:p text:style-name="P10"><text:s/>\caption{BDD model činností.}</text:p>
      <text:p text:style-name="P10"><text:s/>\label{fig:BDDmod}</text:p>
      <text:p text:style-name="P10">\end{figure}</text:p>
      <text:p text:style-name="P10"/>
      <text:p text:style-name="P10">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10"/>
      <text:p text:style-name="P10">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10"/>
      <text:p text:style-name="P10">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10"/>
      <text:p text:style-name="P10">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10"/>
      <text:p text:style-name="P10">V nasledujúcej časti bude pozornosť podrobnejšie venovaná vývojovému životnému cyklu.</text:p>
      <text:p text:style-name="P10"/>
      <text:p text:style-name="P9">\subsection{Analýza firemných požiadaviek}</text:p>
      <text:p text:style-name="P10"/>
      <text:p text:style-name="P12"><text:span text:style-name="T3">Prvým a veľmi podstatným krokom pri vývoji softvéru je pochopenie firemných požiadaviek. Získavame ich pomocou komunikácie so zainteresovanými osobami a pozorovaním už existujúceho </text:span><text:span text:style-name="T3">systému. Je veľmi dôležité komunikovať so všetkými vrstvami pracovníkov vo firme, aj s najzaneprázdnenejšími manažérmi a vedúcimi. Výsledky treba zachytiť a zdokumentovať. Dokumenty by mali obsahovať minimálne:</text:span></text:p>
      <text:p text:style-name="P10"/>
      <text:p text:style-name="P10">\begin{itemize}</text:p>
      <text:p text:style-name="P10">\item Firemnú víziu.</text:p>
      <text:p text:style-name="P10">\item Firemné ciele (krátkodobé a dlhodobé), ktorými uskutočňujú víziu spoločnosti.</text:p>
      <text:p text:style-name="P10">\item Firemné požiadavky vysokej úrovne, ktoré napomáhajú dosiahnuť ciele.</text:p>
      <text:p text:style-name="P10">\item Problémy s existujúcimi firemnými procesmi.</text:p>
      <text:p text:style-name="P10">\end{itemize}</text:p>
      <text:p text:style-name="P10"/>
      <text:p text:style-name="P10">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10"/>
      <text:p text:style-name="P9">\subsection{Modelovanie firemných procesov}</text:p>
      <text:p text:style-name="P10"/>
      <text:p text:style-name="P10">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10"/>
      <text:p text:style-name="P10">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10"/>
      <text:p text:style-name="P10">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10"/>
      <text:p text:style-name="P10">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10"/>
      <text:p text:style-name="P10">Navrhnuté modely sa dajú testovať, prípadne sú do nich zavedené monitorovacie parametre, aby bolo uľahčené meranie výkonu a funkčnosti procesov. Vykonávame nimi simulácie, prostredníctvom ktorých získavame informácie na vylepšenie modelov.</text:p>
      <text:p text:style-name="P10"/>
      <text:p text:style-name="P10">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10"/>
      <text:p text:style-name="P9">\subsection{Modelovanie prípadov použitia}</text:p>
      <text:p text:style-name="P10">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10"/>
      <text:p text:style-name="P10">Na prevod nie je jasne definovaný formálny postup, ale je možné naznačiť použiteľný mechanizmus prevádzania BPMs na modely prípadov použitia.</text:p>
      <text:p text:style-name="P10"/>
      <text:p text:style-name="P10">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10"/>
      <text:p text:style-name="P10">Podobne aj mapovanie celého firemného procesu na prípad použitia by bolo značne zložité a neprehľadné. Vyskytovalo by sa tu veľké množstvo rol a vznikal by veľký počet alternatívnych ciest.\\</text:p>
      <text:p text:style-name="P10"><text:soft-page-break/></text:p>
      <text:p text:style-name="P10">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10"/>
      <text:p text:style-name="P10">Hneď, ako sme schopní identifikovať prípad použitia, je nutné popísať jeho hlavné kroky cez aktivity, ktoré v ňom prebiehajú. Takýmto spôsobom získavame popis prípadu použitia pomocou postupnosti krokov.\\</text:p>
      <text:p text:style-name="P10"/>
      <text:p text:style-name="P10">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10"/>
      <text:p text:style-name="P10">Ak sa nám úspešne podarí vykonať všetky tieto prevody, zvyšujeme tým pravdepodobnosť úspechu IT projektu.</text:p>
      <text:p text:style-name="P10"/>
      <text:p text:style-name="P9">\subsection{Modelovanie služieb -- SOA}</text:p>
      <text:p text:style-name="P10">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10"/>
      <text:p text:style-name="P10">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10"><text:s/></text:p>
      <text:p text:style-name="P10">\begin{itemize}</text:p>
      <text:p text:style-name="P10">\item Určenie primárnych procesných slabostí a úzkych miest</text:p>
      <text:p text:style-name="P10">\item Problematické body vytknuté zákazníkom </text:p>
      <text:p text:style-name="P10">\item Procesy, ktoré musia byť škálovateľné s nárastom objemu transakcií </text:p>
      <text:p text:style-name="P10">\end{itemize}</text:p>
      <text:p text:style-name="P10"/>
      <text:p text:style-name="P10">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10"/>
      <text:p text:style-name="P10">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10"/>
      <text:p text:style-name="P10">\begin{figure}</text:p>
      <text:p text:style-name="P10"><text:s/>\centering</text:p>
      <text:p text:style-name="P10"><text:s/>\includegraphics{pic/BDDmodel.png}</text:p>
      <text:p text:style-name="P10"><text:s/>\caption{Úrovne servisne orientovanej architektúry}</text:p>
      <text:p text:style-name="P10"><text:s/>\label{fig:SOAL}</text:p>
      <text:p text:style-name="P10">\end{figure}</text:p>
      <text:p text:style-name="P10"/>
      <text:p text:style-name="P10">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10"/>
      <text:p text:style-name="P10">Po zostavení listiny kandidátov na služby sa snažíme dopracovať ku konečnej podobe portfólia služieb a vypracovať model služieb pre firmu. Základné činnosti, ktoré musia byť vykonané na dosiahnutie modelu služieb, sú:</text:p>
      <text:p text:style-name="P10"/>
      <text:p text:style-name="P10">\begin{itemize}</text:p>
      <text:p text:style-name="P10">\item Analýza zhora dolu cez procesné modely. </text:p>
      <text:p text:style-name="P10">\item Analýza už existujúceho systému a aplikácií. </text:p>
      <text:p text:style-name="P10">\item Vytvorenie prvotného modelu služieb pre kandidátske služby.</text:p>
      <text:p text:style-name="P10">\item Jasné stanovenie popisov vlastností a kvality služieb. </text:p>
      <text:p text:style-name="P10">\item Zviazanie každej služby s firemným cieľom a zabezpečenie, aby sa služba podieľala aspoň na jednom firemnom procese. </text:p>
      <text:p text:style-name="P10">\end{itemize}</text:p>
      <text:p text:style-name="P10"/>
      <text:p text:style-name="P9">\subsection{Systémový návrh a vývoj}</text:p>
      <text:p text:style-name="P10">Počas vývojovej fázy tím pracuje s počiatočným prípadom použitia a modelom služieb. Vnára sa do modelu a špecifikuje funkcionalitu pre každý prípad použitia. \\\\</text:p>
      <text:p text:style-name="P10">\textbf{Systémový návrh}</text:p>
      <text:p text:style-name="P10"/>
      <text:p text:style-name="P12"><text:span text:style-name="T3">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3">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10"/>
      <text:p text:style-name="P10">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10"/>
      <text:p text:style-name="P10"><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10"/>
      <text:p text:style-name="P10">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10">\textbf{Systémový vývoj} </text:p>
      <text:p text:style-name="P10"/>
      <text:p text:style-name="P10">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10"/>
      <text:p text:style-name="P10">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10"/>
      <text:p text:style-name="P10">Paralelne s vývojom je budovaná aj infraštruktúra pre budúci systém. Využíva sa pri tom operačný model systému. Súčasne musí byť po dokončení vývoja pripravený aj hardvér, aby mohlo nastať nasadenie systému.</text:p>
      <text:p text:style-name="P8"/>
      <text:p text:style-name="P3">\subsection{Nasadenie, monitorovanie a analýza zozbieraných dat}</text:p>
      <text:p text:style-name="P5"/>
      <text:p text:style-name="P5">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5"/>
      <text:p text:style-name="P5">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5"/>
      <text:p text:style-name="P5">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text:soft-page-break/>výsledkami.</text:p>
      <text:p text:style-name="P5"/>
      <text:p text:style-name="P5">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5"/>
      <text:p text:style-name="P3">\subsection{Definované role}</text:p>
      <text:p text:style-name="P5"/>
      <text:p text:style-name="P5">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5"/>
      <text:p text:style-name="P5">\begin{figure}</text:p>
      <text:p text:style-name="P5"><text:s/>\centering</text:p>
      <text:p text:style-name="P5"><text:s/>\includegraphics{pic/BDDmodel.png}</text:p>
      <text:p text:style-name="P5"><text:s/>\caption{Hlavné role využívané v BDD.}</text:p>
      <text:p text:style-name="P5"><text:s/>\label{fig:roles}</text:p>
      <text:p text:style-name="P5">\end{figure}</text:p>
      <text:p text:style-name="P5"/>
      <text:p text:style-name="P5">Popis jednotlivých kľúčových rolí:</text:p>
      <text:p text:style-name="P5">\begin{description}</text:p>
      <text:p text:style-name="P5">\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5">\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5">\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5">\item[Tester] -- je rola zodpovedná za aktivity spojené s testovaním aplikácie pred jej nasadením do 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5">\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5">\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5">\end{description}</text:p>
      <text:h text:style-name="P15" text:outline-level="1">metóda vývoja</text:h>
      <text:p text:style-name="P1"/>
      <text:p text:style-name="P1">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1"/>
      <text:p text:style-name="P1">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1"/>
      <text:p text:style-name="P1">\section{Charakteristika metódy}</text:p>
      <text:p text:style-name="P1"/>
      <text:p text:style-name="P1">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1"/>
      <text:p text:style-name="P1">\subsection{Model životného cyklu}</text:p>
      <text:p text:style-name="P1"/>
      <text:p text:style-name="P1">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1"/>
      <text:p text:style-name="P1">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1"/>
      <text:p text:style-name="P1">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1"/>
      <text:p text:style-name="P1">\subsection{Agilné prvky}</text:p>
      <text:p text:style-name="P1">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1"/>
      <text:p text:style-name="P1">V navrhovanej metóde sa budeme snažiť využiť vlastnosti agilných metód, aby bola zabezpečená čo najvyššia flexibilita vývoja. </text:p>
      <text:p text:style-name="P1"/>
      <text:p text:style-name="P1">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1"/>
      <text:p text:style-name="P1">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1"/>
      <text:p text:style-name="P1">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1"/>
      <text:p text:style-name="P1">\subsection{Využitie BPMN}</text:p>
      <text:p text:style-name="P1"/>
      <text:p text:style-name="P1">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1"/>
      <text:p text:style-name="P1">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1"/>
      <text:p text:style-name="P1">\subsection{Inšpirácia BDD}</text:p>
      <text:p text:style-name="P1"/>
      <text:p text:style-name="P1">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1"/>
      <text:p text:style-name="P1">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1"/>
      <text:p text:style-name="P1">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1"/>
      <text:p text:style-name="P1">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1"/>
      <text:p text:style-name="P1">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1"/>
      <text:p text:style-name="P1">\section{Životný cyklus}</text:p>
      <text:p text:style-name="P1"><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1"/>
      <text:p text:style-name="P1">\begin{figure}</text:p>
      <text:p text:style-name="P1"><text:s/>\centering</text:p>
      <text:p text:style-name="P1"><text:s/>\includegraphics[width=400px]{pic/mymod.png}</text:p>
      <text:p text:style-name="P1"><text:s/>\caption{Schéma životného cyklu navrhovanej metódy.}</text:p>
      <text:p text:style-name="P1"><text:s/>\label{fig:mypic}</text:p>
      <text:p text:style-name="P1">\end{figure}</text:p>
      <text:p text:style-name="P1"/>
      <text:p text:style-name="P1"/>
      <text:p text:style-name="P1">\begin{description}</text:p>
      <text:p text:style-name="P1">\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1">\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2"/>
      <text:p text:style-name="P1">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1">\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1">\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Softvér, ktorý spĺňa požiadavky na funkčnosť, výkon a kvalitu je posunutý do ďalšej <text:soft-page-break/>fázy životného cyklu. Naopak pri nesplnení funkčných požiadavkov sa projekt posúva do ďalšej iterácie, v ktorej budú chyby odstránené. <text:s text:c="6"/></text:p>
      <text:p text:style-name="P1">\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1">\end{description} <text:s/></text:p>
      <text:p text:style-name="P1"/>
      <text:p text:style-name="P1">\section{Využité role}</text:p>
      <text:p text:style-name="P1">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1"/>
      <text:p text:style-name="P1">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1"/>
      <text:p text:style-name="P1">Navrhovaná metóda definuje nasledujúce role:</text:p>
      <text:p text:style-name="P1"/>
      <text:p text:style-name="P1">\begin{description}</text:p>
      <text:p text:style-name="P1">\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1"><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1">\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1">\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1"><text:soft-page-break/>\end{description}</text:p>
      <text:p text:style-name="P1"/>
      <text:p text:style-name="P1">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1"/>
      <text:p text:style-name="P1"><text:bookmark-start text:name="DDE_LINK"/>\section{Vývoj softvérového projektu}</text:p>
      <text:p text:style-name="P1">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1"/>
      <text:p text:style-name="P1">\subsection{Špecifikácia požiadavkov}</text:p>
      <text:p text:style-name="P1">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1"/>
      <text:p text:style-name="P1">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1"/>
      <text:p text:style-name="P1">Míľnikom pre ukončenie prvej časti projektu je odsúhlasená špecifikácia požiadavkov. </text:p>
      <text:p text:style-name="P1"/>
      <text:p text:style-name="P1">\subsection{Návrh firemných procesov}</text:p>
      <text:p text:style-name="P1">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2"/>
      <text:p text:style-name="P1">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1"/>
      <text:p text:style-name="P1">Odporúčaný spôsob návrhu firemných procesov je využitie prístupu modelovania zhora na dol. Získavame tým hierarchickú štruktúru diagramov, kde v najvyššej úrovni zachytávame globálny <text:soft-page-break/>pohľad na hlavné činnosti vykonávané v organizácií. Postupnou dekompozíciou týchto hlavných aktivít získavame podrobný popis aktivít definovaných <text:s/>na vyššej úrovni. Úlohy na najnižšej úrovni dekompozície zachytávajú atomické činnosti, ktoré sú vo firme vykonávané, a využívajú sa neskôr ako kroky prípadov užitia. </text:p>
      <text:p text:style-name="P1"/>
      <text:p text:style-name="P1">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1"/>
      <text:p text:style-name="P1">Míľniky pre fázu návrhu firemných procesov sú hierarchická sada diagramov, ktorá popisuje budúci systém a plán iterácií a inkrementov podľa ktorého bude systém postupne vyvíjaný. </text:p>
      <text:p text:style-name="P1"/>
      <text:p text:style-name="P1">\subsection{Návrh systému}</text:p>
      <text:p text:style-name="P1"/>
      <text:p text:style-name="P1">Prvým významným rozhodnutím pre návrhára pri navrhovaní systému je zvolenie vhodnej architektúry pre budovaný produkt. Musí byť určený programovací <text:s/>jazyk, v akom bude systém implementovaný. Po dohode s klientom sú určené technológie, ktoré budu pri realizovaní projektu využité. Pri tejto činnosti je dôležité odborne poradiť klientovi, ktoré riešenie je pre jeho potreby najvhodnejšie. \\</text:p>
      <text:p text:style-name="P1"><text:tab/></text:p>
      <text:p text:style-name="P1">Hlavn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1"/>
      <text:p text:style-name="P1">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1"/>
      <text:p text:style-name="P1">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1"/>
      <text:p text:style-name="P1">Nasleduje časť návrhovej fázy je zameraná na zachytenie statickej štruktúry systému. Pre grafické zachytenie tohoto pohľadu využijeme diagram tried. Návrhár pomocou tohoto diagramu rozčleňuje budúcu funkcionalitu do logických zoskupení a sprehľadňuje štruktúru kódu. Môže nim nastoliť šablónu pre programátora, vyznačením premenných a metód, ktoré budú v triede použité. Pri <text:soft-page-break/>návrhu môžu byť použité návrhové vzory, čím sa zvyšujeme robustnosť riešenia. <text:s text:c="2"/>\\</text:p>
      <text:p text:style-name="P1"/>
      <text:p text:style-name="P1">Míľnikom pre ukončenie modelovania dynamickej štruktúry systému sú diagramy, ktoré zachytávajú statickú a dynamickú štruktúru systému. Dynamická je určená pomocou prípadov užitia, ktoré sú popísané pomocou krokov z firemných procesov a môžu byť rozšírené o sekvenčné diagramy. Statickú štruktúru určuje diagram tried.</text:p>
      <text:p text:style-name="P1"/>
      <text:p text:style-name="P1"><text:bookmark-end text:name="DDE_LINK"/><text:bookmark-start text:name="DDE_LINK1"/>\subsection{Vývoj a testovanie}<text:bookmark-end text:name="DDE_LINK1"/></text:p>
      <text:p text:style-name="P1"/>
      <text:p text:style-name="P1">Vo vývojovej fáze sa vyššie uvedené modely prevádzajú kódovaním do spustiteľnej podoby. <text:s/>Programátori majú pomerne veľkú voľnosť pri realizovaní najnižšej úrovne dodaných návrhov, ale rastie aj ich zodpovednosť na úspešnosti riešenia. Je preto dobré aby programátori boli skúsený a schopný riešiť prichádzajúce implementačné výzvy. Prácou v tíme a komunikáciou medzi kolegami však môže byť ľahko vykompenzovaná neskúsenosť malého počtu programátorov.</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1">Míľnikom pre ukončenie fáze vývoje je ucelená spustiteľná časť budúceho systému.\\</text:p>
      <text:p text:style-name="P1"/>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1">Míľnikom pre fázu testovania je správa o výsledkoch testov.</text:p>
      <text:p text:style-name="P1"/>
      <text:p text:style-name="P1">\subsection{Nasadenie a odovzdanie produktu}</text:p>
      <text:p text:style-name="P1"/>
      <text:p text:style-name="P1">Otestovaný produkt je nasadený do prevádzky a zákazník sa s nim môže oboznamovať a osobne ho vyskúšať. Pri výskyte nespokojnosti s obdržanou častou systému, môže vyjadriť svoju nespokojnosť a prípadné nové potreby. Tieto dodatočné požiadavky sú spracované a postúpené do fázy modelovania na zakomponovanie do požiadavkov na systém. Po prebehnutí nasadenia systému pokračuje projekt ďalšou iteráciou.</text:p>
      <text:p text:style-name="P1"><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pomocou otvorenia nového projektu. Novy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
      <text:h text:style-name="P14" text:outline-level="1"/>
      <text:h text:style-name="P14" text:outline-level="1"/>
      <text:h text:style-name="P14"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4" text:outline-level="1"><text:soft-page-break/>prakticka cast</text:h>
      <text:p text:style-name="P17"/>
      <text:p text:style-name="P17">Táto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17"/>
      <text:p text:style-name="P17">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12"/>
      <text:p text:style-name="P1">\section{Špecifikácia požiadavkov}</text:p>
      <text:p text:style-name="P1">Účelom systému je zabezpečenie virtuálnej konferencie. Webová aplikácia musí mať prvky redakčného systému, ktoré umožnia administrátorovi upravovať, pridávať a odoberať jej obsah. Aplikácie bude zabezpečovať zbieranie a sprostredkovávanie vedeckých článkov vo forme virtuálneho vedeckého časopisu.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text:p>
      <text:p text:style-name="P1">\end{itemize}</text:p>
      <text:p text:style-name="P1">Informáciách uložených v databáze bude možné prehľadávať. Vyhľadávanie bude podľa základných informácii okrem anotácie. Taktiež sa nebude vyhľadávať v samotnom texte článkov. </text:p>
      <text:p text:style-name="P1">Rozhranie vyhľadávania bude čo najjednoduchšie. Bude poskytovať voľby na určenie kategórie, v ktorej sa bude vyhľadávať:</text:p>
      <text:p text:style-name="P1">\begin{itemize}</text:p>
      <text:p text:style-name="P1">\item meno, inštitúcia, názov</text:p>
      <text:p text:style-name="P1">\item kľúčové slová</text:p>
      <text:p text:style-name="P1">\item ročník </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text:soft-page-break/>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mail a pre všetkých užívateľov bude k dispozícii RSS zdroj. </text:p>
      <text:p text:style-name="P1">Po dovŕšení limitu na zostavenie čísla časopisu bude o tom informovaná redakčná rada a administrátor. Pravidelne bude spúšťané zálohovanie databázy, ako aj uložených plných textov článkov, ktoré budú slúžiť na obnovenie dát v prípade poruchy. Kompletné zálohy budú ukladané na predurčené uložisko. </text:p>
      <text:p text:style-name="P1"/>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text:soft-page-break/>\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ection{Návrh firemných procesov}</text:p>
      <text:p text:style-name="P1">\subsection{Identifikácia procesov}</text:p>
      <text:p text:style-name="P1">\subsection{Určenie hlavného procesu}</text:p>
      <text:p text:style-name="P1">\subsection{Dekompozicia procesu}</text:p>
      <text:p text:style-name="P1">\subsection{Určenie komponent}</text:p>
      <text:p text:style-name="P1">\section{Naplánovanie iterácii a inkrementov}</text:p>
      <text:p text:style-name="P1">\section{Popis prípadov užitia}</text:p>
      <text:p text:style-name="P1">\subsection{Previazanie BPMN a prípadov užitia}</text:p>
      <text:p text:style-name="P1">\section{Diagram tire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BIDPZ+URWPalladioL-Roma" svg:font-family="SBIDPZ+URWPalladioL-R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1T23:32:44</dc:date>
    <dc:creator>Miroslav Ligas</dc:creator>
    <meta:editing-duration>PT324H33M26S</meta:editing-duration>
    <meta:editing-cycles>151</meta:editing-cycles>
    <meta:generator>OpenOffice.org/3.0$Linux OpenOffice.org_project/300m15$Build-9379</meta:generator>
    <meta:document-statistic meta:table-count="0" meta:image-count="0" meta:object-count="0" meta:page-count="29" meta:paragraph-count="409" meta:word-count="10470" meta:character-count="78908"/>
    <meta:user-defined meta:name="Info 1"/>
    <meta:user-defined meta:name="Info 2"/>
    <meta:user-defined meta:name="Info 3"/>
    <meta:user-defined meta:name="Info 4"/>
  </office:meta>
</office:document-meta>
</file>